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1pt" officeooo:rsid="0009d834" officeooo:paragraph-rsid="0009d834" style:font-size-asian="11pt" style:font-size-complex="11pt"/>
    </style:style>
    <style:style style:name="P2" style:family="paragraph" style:parent-style-name="Standard">
      <style:paragraph-properties fo:text-align="start" style:justify-single-word="false"/>
      <style:text-properties fo:font-size="11pt" officeooo:rsid="0009d834" officeooo:paragraph-rsid="001e5fab" style:font-size-asian="11pt" style:font-size-complex="11pt"/>
    </style:style>
    <style:style style:name="P3" style:family="paragraph" style:parent-style-name="Standard">
      <style:paragraph-properties fo:text-align="start" style:justify-single-word="false"/>
      <style:text-properties fo:font-size="11pt" officeooo:rsid="0007ec1e" officeooo:paragraph-rsid="0007ec1e" style:font-size-asian="11pt" style:font-size-complex="11pt"/>
    </style:style>
    <style:style style:name="P4" style:family="paragraph" style:parent-style-name="Standard">
      <style:paragraph-properties fo:text-align="start" style:justify-single-word="false"/>
      <style:text-properties fo:font-size="11pt" officeooo:rsid="0007ec1e" officeooo:paragraph-rsid="0009b4cf" style:font-size-asian="11pt" style:font-size-complex="11pt"/>
    </style:style>
    <style:style style:name="P5" style:family="paragraph" style:parent-style-name="Standard">
      <style:paragraph-properties fo:text-align="start" style:justify-single-word="false"/>
      <style:text-properties fo:font-size="11pt" officeooo:rsid="0007ec1e" officeooo:paragraph-rsid="001e5fab" style:font-size-asian="11pt" style:font-size-complex="11pt"/>
    </style:style>
    <style:style style:name="P6" style:family="paragraph" style:parent-style-name="Standard">
      <style:paragraph-properties fo:text-align="start" style:justify-single-word="false"/>
      <style:text-properties fo:font-size="11pt" officeooo:rsid="0007ec1e" officeooo:paragraph-rsid="001e88e6" style:font-size-asian="11pt" style:font-size-complex="11pt"/>
    </style:style>
    <style:style style:name="P7" style:family="paragraph" style:parent-style-name="Standard">
      <style:paragraph-properties fo:text-align="start" style:justify-single-word="false"/>
      <style:text-properties fo:font-size="11pt" officeooo:rsid="0007ec1e" officeooo:paragraph-rsid="000e2790" style:font-size-asian="11pt" style:font-size-complex="11pt"/>
    </style:style>
    <style:style style:name="P8" style:family="paragraph" style:parent-style-name="Standard">
      <style:paragraph-properties fo:text-align="start" style:justify-single-word="false"/>
      <style:text-properties fo:font-size="11pt" officeooo:rsid="0009b4cf" officeooo:paragraph-rsid="0009b4cf" style:font-size-asian="11pt" style:font-size-complex="11pt"/>
    </style:style>
    <style:style style:name="P9" style:family="paragraph" style:parent-style-name="Standard">
      <style:paragraph-properties fo:text-align="start" style:justify-single-word="false"/>
      <style:text-properties fo:font-size="11pt" officeooo:rsid="00171f88" officeooo:paragraph-rsid="00171f88" style:font-size-asian="11pt" style:font-size-complex="11pt"/>
    </style:style>
    <style:style style:name="P10" style:family="paragraph" style:parent-style-name="Standard">
      <style:paragraph-properties fo:text-align="start" style:justify-single-word="false"/>
      <style:text-properties fo:font-size="11pt" officeooo:rsid="000c79c1" officeooo:paragraph-rsid="000c79c1" style:font-size-asian="11pt" style:font-size-complex="11pt"/>
    </style:style>
    <style:style style:name="P11" style:family="paragraph" style:parent-style-name="Standard">
      <style:paragraph-properties fo:text-align="start" style:justify-single-word="false"/>
      <style:text-properties fo:font-size="11pt" officeooo:rsid="001a28df" officeooo:paragraph-rsid="001a28df" style:font-size-asian="11pt" style:font-size-complex="11pt"/>
    </style:style>
    <style:style style:name="P12" style:family="paragraph" style:parent-style-name="Standard">
      <style:paragraph-properties fo:text-align="start" style:justify-single-word="false"/>
      <style:text-properties fo:font-size="11pt" officeooo:rsid="001a28df" officeooo:paragraph-rsid="001a6170" style:font-size-asian="11pt" style:font-size-complex="11pt"/>
    </style:style>
    <style:style style:name="P13" style:family="paragraph" style:parent-style-name="Standard">
      <style:paragraph-properties fo:text-align="start" style:justify-single-word="false"/>
      <style:text-properties fo:font-size="11pt" officeooo:rsid="0017347d" officeooo:paragraph-rsid="0017347d" style:font-size-asian="11pt" style:font-size-complex="11pt"/>
    </style:style>
    <style:style style:name="P14" style:family="paragraph" style:parent-style-name="Standard">
      <style:paragraph-properties fo:text-align="start" style:justify-single-word="false"/>
      <style:text-properties fo:font-size="11pt" officeooo:rsid="00186ef0" officeooo:paragraph-rsid="00186ef0" style:font-size-asian="11pt" style:font-size-complex="11pt"/>
    </style:style>
    <style:style style:name="P15" style:family="paragraph" style:parent-style-name="Standard">
      <style:paragraph-properties fo:text-align="start" style:justify-single-word="false"/>
      <style:text-properties fo:font-size="11pt" officeooo:rsid="001da8f5" officeooo:paragraph-rsid="001da8f5" style:font-size-asian="11pt" style:font-size-complex="11pt"/>
    </style:style>
    <style:style style:name="P16" style:family="paragraph" style:parent-style-name="Standard">
      <style:paragraph-properties fo:text-align="start" style:justify-single-word="false"/>
      <style:text-properties fo:font-size="11pt" officeooo:rsid="001c1915" officeooo:paragraph-rsid="001c1915" style:font-size-asian="11pt" style:font-size-complex="11pt"/>
    </style:style>
    <style:style style:name="P17" style:family="paragraph" style:parent-style-name="Standard">
      <style:paragraph-properties fo:text-align="start" style:justify-single-word="false"/>
      <style:text-properties fo:font-size="11pt" officeooo:rsid="001e5fab" officeooo:paragraph-rsid="001e5fab" style:font-size-asian="11pt" style:font-size-complex="11pt"/>
    </style:style>
    <style:style style:name="P18" style:family="paragraph" style:parent-style-name="Standard">
      <style:paragraph-properties fo:text-align="start" style:justify-single-word="false"/>
      <style:text-properties fo:font-size="11pt" officeooo:rsid="0009f9f0" officeooo:paragraph-rsid="0009f9f0" style:font-size-asian="11pt" style:font-size-complex="11pt"/>
    </style:style>
    <style:style style:name="P19" style:family="paragraph" style:parent-style-name="Standard">
      <style:paragraph-properties fo:text-align="start" style:justify-single-word="false"/>
      <style:text-properties fo:font-size="11pt" officeooo:rsid="000e2790" officeooo:paragraph-rsid="000e2790" style:font-size-asian="11pt" style:font-size-complex="11pt"/>
    </style:style>
    <style:style style:name="P20" style:family="paragraph" style:parent-style-name="Standard">
      <style:paragraph-properties fo:text-align="start" style:justify-single-word="false"/>
      <style:text-properties fo:font-size="11pt" officeooo:rsid="000e2790" officeooo:paragraph-rsid="000f77e4" style:font-size-asian="11pt" style:font-size-complex="11pt"/>
    </style:style>
    <style:style style:name="P21" style:family="paragraph" style:parent-style-name="Standard">
      <style:paragraph-properties fo:text-align="start" style:justify-single-word="false"/>
      <style:text-properties fo:font-size="11pt" officeooo:rsid="00128664" officeooo:paragraph-rsid="00128664" style:font-size-asian="11pt" style:font-size-complex="11pt"/>
    </style:style>
    <style:style style:name="P22" style:family="paragraph" style:parent-style-name="Standard">
      <style:paragraph-properties fo:text-align="start" style:justify-single-word="false"/>
      <style:text-properties fo:font-size="11pt" officeooo:rsid="000f77e4" officeooo:paragraph-rsid="00128664" style:font-size-asian="11pt" style:font-size-complex="11pt"/>
    </style:style>
    <style:style style:name="P23" style:family="paragraph" style:parent-style-name="Standard">
      <style:paragraph-properties fo:text-align="start" style:justify-single-word="false"/>
      <style:text-properties fo:font-size="11pt" officeooo:rsid="000f77e4" officeooo:paragraph-rsid="000f77e4" style:font-size-asian="11pt" style:font-size-complex="11pt"/>
    </style:style>
    <style:style style:name="P24" style:family="paragraph" style:parent-style-name="Standard">
      <style:paragraph-properties fo:text-align="start" style:justify-single-word="false"/>
      <style:text-properties fo:font-size="11pt" officeooo:rsid="00145aa9" officeooo:paragraph-rsid="00145aa9" style:font-size-asian="11pt" style:font-size-complex="11pt"/>
    </style:style>
    <style:style style:name="P25" style:family="paragraph" style:parent-style-name="Standard">
      <style:paragraph-properties fo:text-align="start" style:justify-single-word="false"/>
      <style:text-properties fo:font-size="11pt" officeooo:rsid="0016a54a" officeooo:paragraph-rsid="0016a54a" style:font-size-asian="11pt" style:font-size-complex="11pt"/>
    </style:style>
    <style:style style:name="P26" style:family="paragraph" style:parent-style-name="Standard">
      <style:paragraph-properties fo:text-align="start" style:justify-single-word="false"/>
      <style:text-properties fo:font-size="11pt" officeooo:rsid="000f77e4" officeooo:paragraph-rsid="000f77e4" style:font-size-asian="11pt" style:font-size-complex="11pt"/>
    </style:style>
    <style:style style:name="P27" style:family="paragraph" style:parent-style-name="Standard">
      <style:paragraph-properties fo:text-align="start" style:justify-single-word="false"/>
      <style:text-properties fo:font-size="11pt" officeooo:rsid="0015eac2" officeooo:paragraph-rsid="00145aa9" style:font-size-asian="11pt" style:font-size-complex="11pt"/>
    </style:style>
    <style:style style:name="T1" style:family="text">
      <style:text-properties officeooo:rsid="000e2790"/>
    </style:style>
    <style:style style:name="T2" style:family="text">
      <style:text-properties officeooo:rsid="00128664"/>
    </style:style>
    <style:style style:name="T3" style:family="text">
      <style:text-properties officeooo:rsid="0012edfe"/>
    </style:style>
    <style:style style:name="T4" style:family="text">
      <style:text-properties officeooo:rsid="00171f88"/>
    </style:style>
    <style:style style:name="T5" style:family="text">
      <style:text-properties officeooo:rsid="0017347d"/>
    </style:style>
    <style:style style:name="T6" style:family="text">
      <style:text-properties officeooo:rsid="001b2494"/>
    </style:style>
    <style:style style:name="T7" style:family="text">
      <style:text-properties officeooo:rsid="001e5fa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stallation, bashrc</text:p>
      <text:p text:style-name="P3">roscore</text:p>
      <text:p text:style-name="P3">nodes</text:p>
      <text:p text:style-name="P1">rosnode</text:p>
      <text:p text:style-name="P8">topics</text:p>
      <text:p text:style-name="P3">topics, topic names, message types</text:p>
      <text:p text:style-name="P9">don’t publish to same topic from 2 nodes!</text:p>
      <text:p text:style-name="P3">publish, subscribe</text:p>
      <text:p text:style-name="P4">classes and scope</text:p>
      <text:p text:style-name="P1">rostopic</text:p>
      <text:p text:style-name="P10">namespaces, <text:span text:style-name="T4">with and without home slash</text:span></text:p>
      <text:p text:style-name="P1">parameter server</text:p>
      <text:p text:style-name="P1">has_param, get_param, set_param</text:p>
      <text:p text:style-name="P1">rosparam</text:p>
      <text:p text:style-name="P1"/>
      <text:p text:style-name="P3">rosrun <text:span text:style-name="T5">publisher</text:span></text:p>
      <text:p text:style-name="P11">rosenode list</text:p>
      <text:p text:style-name="P13">rostopic info</text:p>
      <text:p text:style-name="P13">rostopic echo <text:span text:style-name="T6">x2</text:span></text:p>
      <text:p text:style-name="P13">rosrun subscriber</text:p>
      <text:p text:style-name="P12">rosenode list</text:p>
      <text:p text:style-name="P13">rostopic info</text:p>
      <text:p text:style-name="P14">rosparam list</text:p>
      <text:p text:style-name="P15">rosparam get</text:p>
      <text:p text:style-name="P13">rosparam set vector / sinus / amplitude on / off</text:p>
      <text:p text:style-name="P16">kill publisher</text:p>
      <text:p text:style-name="P16">rosnode list</text:p>
      <text:p text:style-name="P16">rostopic info</text:p>
      <text:p text:style-name="P16">rostopic echo</text:p>
      <text:p text:style-name="P3"/>
      <text:p text:style-name="P1">roslaunch</text:p>
      <text:p text:style-name="P17">rosnode list + rosparam list</text:p>
      <text:p text:style-name="P2">roslaunch <text:span text:style-name="T7">my_boolean:=true</text:span></text:p>
      <text:p text:style-name="P17">rosnode list + rosparam list</text:p>
      <text:p text:style-name="P5"/>
      <text:p text:style-name="P1">rviz</text:p>
      <text:p text:style-name="P18">transformations (tf)</text:p>
      <text:p text:style-name="P1">urdf</text:p>
      <text:p text:style-name="P1"/>
      <text:p text:style-name="P6">creating a new node vs creating a new package</text:p>
      <text:p text:style-name="P19">Homework:</text:p>
      <text:p text:style-name="P19">install turtlesim and teleop_twist_keyboard.</text:p>
      <text:p text:style-name="P21">Create a new package ros_training with required folders.</text:p>
      <text:p text:style-name="P22">Write a node that subscribes to <text:span text:style-name="T1">teleop_twist_keyboard</text:span> output and re-publishes onto a new name with a negative value for angular velocity z and <text:span text:style-name="T3">multiplies</text:span> the linear velocity x <text:span text:style-name="T3">by a parameter</text:span>.</text:p>
      <text:p text:style-name="P20">Create a launch file to run: </text:p>
      <text:p text:style-name="P23">two turtlesims on a different namespace and remap first input to output of teleop.</text:p>
      <text:p text:style-name="P23">teleop_twist_keyboard</text:p>
      <text:p text:style-name="P23">node you wrote which publishes the new cmd_vel to the second <text:span text:style-name="T2">turtlesim.</text:span></text:p>
      <text:p text:style-name="P24">Try to set the parameter to another value and see if it changes anything. Try negative numbers!</text:p>
      <text:p text:style-name="P27">Do the urdf tutorial, its not bad.</text:p>
      <text:p text:style-name="P24"/>
      <text:p text:style-name="P25">Advanced: do the tf2 tutorials, and try to make a launch file that will open up rviz, load the r2d2 robot, and change it’s position using /cmd_vel.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non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non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1T15:45:54.719737572</meta:creation-date>
    <dc:date>2020-10-03T16:42:55.112546251</dc:date>
    <meta:editing-duration>PT2H43M18S</meta:editing-duration>
    <meta:editing-cycles>25</meta:editing-cycles>
    <meta:generator>LibreOffice/6.0.7.3$Linux_X86_64 LibreOffice_project/00m0$Build-3</meta:generator>
    <meta:document-statistic meta:table-count="0" meta:image-count="0" meta:object-count="0" meta:page-count="1" meta:paragraph-count="47" meta:word-count="228" meta:character-count="1426" meta:non-whitespace-character-count="1244"/>
  </office:meta>
</office:document-meta>
</file>